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elle2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.B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cm" table:align="left"/>
    </style:style>
    <style:style style:name="Tabelle1.A" style:family="table-column">
      <style:table-column-properties style:column-width="5.526cm"/>
    </style:style>
    <style:style style:name="Tabelle1.B" style:family="table-column">
      <style:table-column-properties style:column-width="2.27cm"/>
    </style:style>
    <style:style style:name="Tabelle1.C" style:family="table-column">
      <style:table-column-properties style:column-width="4.517cm"/>
    </style:style>
    <style:style style:name="Tabelle1.D" style:family="table-column">
      <style:table-column-properties style:column-width="4.687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33"/>
    <style:style style:name="P36" style:family="paragraph" style:parent-style-name="Text_20_body" style:list-style-name="L34"/>
    <style:style style:name="P37" style:family="paragraph" style:parent-style-name="Text_20_body" style:list-style-name="L35"/>
    <style:style style:name="P38" style:family="paragraph" style:parent-style-name="Text_20_body" style:list-style-name="L36"/>
    <style:style style:name="P39" style:family="paragraph" style:parent-style-name="Text_20_body" style:list-style-name="L37"/>
    <style:style style:name="P40" style:family="paragraph" style:parent-style-name="Text_20_body" style:list-style-name="L38"/>
    <style:style style:name="P41" style:family="paragraph" style:parent-style-name="Text_20_body" style:list-style-name="L39"/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flichtenheft – i18n-service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ext_20_body"><text:span text:style-name="Strong_20_Emphasis">Service-Name:</text:span></text:p>
          </table:table-cell>
          <table:table-cell table:style-name="Tabelle2.B1" office:value-type="string">
            <text:p text:style-name="Text_20_body"><text:s/>i18n-service</text:p>
          </table:table-cell>
        </table:table-row>
        <table:table-row>
          <table:table-cell table:style-name="Tabelle2.A2" office:value-type="string">
            <text:p text:style-name="Text_20_body"><text:span text:style-name="Strong_20_Emphasis">Version:</text:span></text:p>
          </table:table-cell>
          <table:table-cell table:style-name="Tabelle2.B2" office:value-type="float" office:value="46054">
            <text:p text:style-name="Text_20_body">1.2</text:p>
          </table:table-cell>
        </table:table-row>
        <table:table-row>
          <table:table-cell table:style-name="Tabelle2.A2" office:value-type="string">
            <text:p text:style-name="Text_20_body"><text:span text:style-name="Strong_20_Emphasis">Server-Port:</text:span></text:p>
          </table:table-cell>
          <table:table-cell table:style-name="Tabelle2.B3" office:value-type="float" office:value="8101">
            <text:p text:style-name="Text_20_body">8101</text:p>
          </table:table-cell>
        </table:table-row>
        <table:table-row>
          <table:table-cell table:style-name="Tabelle2.A2" office:value-type="string">
            <text:p text:style-name="Text_20_body"><text:span text:style-name="Strong_20_Emphasis">Geltungsbereich:</text:span></text:p>
          </table:table-cell>
          <table:table-cell table:style-name="Tabelle2.B4" office:value-type="string">
            <text:p text:style-name="Text_20_body">Microservice zur Verwaltung von Sprachen und Übersetzungs-Bundles pro Mandant/Projekt (Mandantenkontext via <text:span text:style-name="Source_20_Text">projectKey</text:span>). Enthält Admin-Endpunkte zum Anlegen/Verwalten von Projekten und Sprachen, Upload/Versionierung von Bundles sowie Runtime-Endpunkte zur Abfrage von Übersetzungen inkl. Default- und Fallback-Logik.</text:p>
          </table:table-cell>
        </table:table-row>
      </table:table>
      <text:p text:style-name="Text_20_body"><text:span text:style-name="Strong_20_Emphasis"/></text:p>
      <text:h text:style-name="Heading_20_1" text:outline-level="1"/>
      <text:table-of-content text:style-name="Sect2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P43">Inhaltsverzeichnis</text:p>
          </text:index-title>
          <text:p text:style-name="P45">1. Zweck und Zielsetzung<text:tab/>4</text:p>
          <text:p text:style-name="P45">2. Abgrenzung<text:tab/>4</text:p>
          <text:p text:style-name="P42">2.1 In Scope<text:tab/>4</text:p>
          <text:p text:style-name="P42">2.2 Out of Scope<text:tab/>4</text:p>
          <text:p text:style-name="P45">3. Systemkontext und Abhängigkeiten<text:tab/>4</text:p>
          <text:p text:style-name="P42">3.1 Inbound (wer ruft i18n-service auf)<text:tab/>4</text:p>
          <text:p text:style-name="P42">3.2 Outbound (wen ruft i18n-service auf)<text:tab/>5</text:p>
          <text:p text:style-name="P45">4. Begriffe (kurz)<text:tab/>6</text:p>
          <text:p text:style-name="P45">5. IAM-Absicherung und Multi-Tenant Regeln<text:tab/>6</text:p>
          <text:p text:style-name="P42">5.1 Grundprinzip (Resource Server)<text:tab/>6</text:p>
          <text:p text:style-name="P42">5.2 JWT-Contract (Token-Inhalte)<text:tab/>6</text:p>
          <text:p text:style-name="P42">5.3 Tenant-Isolation<text:tab/>6</text:p>
          <text:p text:style-name="P42">5.4 Autorisierung über Scopes (Scope-Matrix)<text:tab/>6</text:p>
          <text:p text:style-name="P45">6. REST-API Spezifikation<text:tab/>7</text:p>
          <text:p text:style-name="P42">6.1 Basis-URL, Versionierung, Content Types<text:tab/>7</text:p>
          <text:p text:style-name="P42">6.2 Endpunkte<text:tab/>7</text:p>
          <text:p text:style-name="P44">6.2.1 Projekte<text:tab/>7</text:p>
          <text:p text:style-name="P44">6.2.2 Spracheinstellungen (Default/Fallback)<text:tab/>7</text:p>
          <text:p text:style-name="P44">6.2.3 Sprachen<text:tab/>8</text:p>
          <text:p text:style-name="P44">6.2.4 Bundles<text:tab/>8</text:p>
          <text:p text:style-name="P44">6.2.5 Runtime Translations<text:tab/>9</text:p>
          <text:p text:style-name="P44">6.2.6 Audit<text:tab/>10</text:p>
          <text:p text:style-name="P44">6.2.7 Ops / Doku<text:tab/>10</text:p>
          <text:p text:style-name="P45">7. Funktionale Anforderungen (Use Cases)<text:tab/>10</text:p>
          <text:p text:style-name="P42">7.1 Projektverwaltung<text:tab/>10</text:p>
          <text:p text:style-name="P42">7.2 Sprachverwaltung (CRUD + Lifecycle)<text:tab/>10</text:p>
          <text:p text:style-name="P42">7.3 Spracheinstellungen (Default/Fallback)<text:tab/>10</text:p>
          <text:p text:style-name="P42">7.4 Bundle Upload (JSON)<text:tab/>11</text:p>
          <text:p text:style-name="P42">7.5 Bundle Download (ETag)<text:tab/>11</text:p>
          <text:p text:style-name="P42">7.6 Versionierung, Rollback, Diff<text:tab/>11</text:p>
          <text:p text:style-name="P42">7.7 Runtime Translations (Default/Fallback-Logik)<text:tab/>11</text:p>
          <text:p text:style-name="P42">7.8 Audit-Log<text:tab/>12</text:p>
          <text:p text:style-name="P42">7.9 Cache (Runtime)<text:tab/>12</text:p>
          <text:p text:style-name="P45">8. DTOs (Request/Response)<text:tab/>12</text:p>
          <text:p text:style-name="P42">8.1 Projekt<text:tab/>12</text:p>
          <text:p text:style-name="P42">8.2 Sprache<text:tab/>12</text:p>
          <text:p text:style-name="P42">8.3 Language Settings<text:tab/>12</text:p>
          <text:p text:style-name="P42">8.4 Runtime Translations<text:tab/>13</text:p>
          <text:p text:style-name="P45">9. Persistenz / Datenbankmodell<text:tab/>13</text:p>
          <text:p text:style-name="P42">9.1 Tenant-Isolation Prinzip<text:tab/>13</text:p>
          <text:p text:style-name="P42">9.2 Tabellen (logisch)<text:tab/>13</text:p>
          <text:p text:style-name="P42">9.3 Constraints / Indizes<text:tab/>13</text:p>
          <text:p text:style-name="P45">10. Fehlerbehandlung, Logging und Header-Konventionen<text:tab/>14</text:p>
          <text:p text:style-name="P42">10.1 Fehlerformat<text:tab/>14</text:p>
          <text:p text:style-name="P42">10.2 Request/Correlation Id<text:tab/>14</text:p>
          <text:p text:style-name="P42">10.3 Logging<text:tab/>14</text:p>
          <text:p text:style-name="P45">11. Betrieb / Deployment / Konfiguration<text:tab/>14</text:p>
          <text:p text:style-name="P42">11.1 Port &amp; Base Path<text:tab/>14</text:p>
          <text:p text:style-name="P42">11.2 JWT Resource Server Konfiguration<text:tab/>14</text:p>
          <text:p text:style-name="P42">11.3 Umgebungsvariablen (Tabelle)<text:tab/>15</text:p>
          <text:p text:style-name="P45"><text:soft-page-break/>12. Tests und Abnahmekriterien<text:tab/>15</text:p>
          <text:p text:style-name="P42">12.1 Security / JWT<text:tab/>15</text:p>
          <text:p text:style-name="P42">12.2 Multi-Tenant<text:tab/>16</text:p>
          <text:p text:style-name="P42">12.3 Funktional<text:tab/>16</text:p>
          <text:p text:style-name="P42">12.4 Ops<text:tab/>16</text:p>
          <text:p text:style-name="P45">13. Dokumentation (verbindlicher Umfang)<text:tab/>16</text:p>
          <text:p text:style-name="P45">14. Mini-Glossar<text:tab/>17</text:p>
        </text:index-body>
      </text:table-of-content>
      <text:p text:style-name="Text_20_body"/>
      <text:h text:style-name="P2" text:outline-level="1">1. Zweck und Zielsetzung</text:h>
      <text:p text:style-name="Text_20_body">Der i18n-service stellt zentrale Übersetzungen für Frontends und Services bereit. Übersetzungen werden pro Mandant (<text:span text:style-name="Source_20_Text">projectKey</text:span>) und Sprache (<text:span text:style-name="Source_20_Text">languageCode</text:span>) verwaltet und zur Laufzeit effizient ausgeliefert. Der Service umfasst: Projekt-Scope als Mandanten-/Kontextgrenze via <text:span text:style-name="Source_20_Text">projectKey</text:span>, Sprachverwaltung, Bundle-Management (Upload/Download, Versionierung, Rollback, Diff), Runtime-Abfrage (komplett/keys/prefix) sowie Audit-Logging.</text:p>
      <text:p text:style-name="Text_20_body"/>
      <text:h text:style-name="Heading_20_1" text:outline-level="1">2. Abgrenzung</text:h>
      <text:h text:style-name="Heading_20_2" text:outline-level="2">2.1 In Scope</text:h>
      <text:list xml:id="list351430022492161218" text:style-name="L1">
        <text:list-item>
          <text:p text:style-name="P3">Mandantengebundene Projektverwaltung (ein Projekt pro Tenant-Schlüssel).</text:p>
        </text:list-item>
        <text:list-item>
          <text:p text:style-name="P3">Sprachverwaltung je Projekt inkl. Soft-Delete/Restore/Purge.</text:p>
        </text:list-item>
        <text:list-item>
          <text:p text:style-name="P3">Projektweite Spracheinstellungen: Default- und Fallback-Sprache (mit Optimistic Lock).</text:p>
        </text:list-item>
        <text:list-item>
          <text:p text:style-name="P3">Bundle-Management für JSON-Bundles: Upload, Download, ETag/If-None-Match, Versionierung, Rollback, Diff, vollständiges Löschen.</text:p>
        </text:list-item>
        <text:list-item>
          <text:p text:style-name="P3">Runtime-Translations API: Abfrage kompletter Bundles oder Teilmengen.</text:p>
        </text:list-item>
        <text:list-item>
          <text:p text:style-name="P3">In-Memory Cache für Runtime-Reads (TTL + Max Entries, Invalidation bei Änderungen).</text:p>
        </text:list-item>
        <text:list-item>
          <text:p text:style-name="P3">Audit-Log für Änderungen inkl. Filter und Limit.</text:p>
        </text:list-item>
        <text:list-item>
          <text:p text:style-name="P3">IAM-Absicherung via JWT (Bearer), Scope-Autorisierung, Tenant-Isolation über <text:span text:style-name="Source_20_Text">tenant_id</text:span>.</text:p>
        </text:list-item>
        <text:list-item>
          <text:p text:style-name="P3">Docker-Betrieb (Service + MariaDB), Flyway Migrationen, OpenAPI/Swagger, Health Endpoint.</text:p>
        </text:list-item>
      </text:list>
      <text:h text:style-name="Heading_20_2" text:outline-level="2">2.2 Out of Scope</text:h>
      <text:list xml:id="list3806071590293332638" text:style-name="L2">
        <text:list-item>
          <text:p text:style-name="P4">Weitere Bundle-Formate (YAML/Properties/etc.).</text:p>
        </text:list-item>
        <text:list-item>
          <text:p text:style-name="P4">Verschachtelte JSON-Strukturen (in V1.x wird eine flache Map <text:span text:style-name="Source_20_Text">key -&gt; string</text:span> erwartet).</text:p>
        </text:list-item>
        <text:list-item>
          <text:p text:style-name="P4">Automatisches Synchronisieren/Build-Pipelines (CI/CD) innerhalb dieses Services.</text:p>
        </text:list-item>
        <text:list-item>
          <text:p text:style-name="P4">Mehrstufige Fallback-Ketten (über Default + optional genau einen Fallback hinaus).</text:p>
        </text:list-item>
      </text:list>
      <text:p text:style-name="Text_20_body"/>
      <text:h text:style-name="Heading_20_1" text:outline-level="1">3. Systemkontext und Abhängigkeiten</text:h>
      <text:h text:style-name="Heading_20_2" text:outline-level="2">3.1 Inbound (wer ruft i18n-service auf)</text:h>
      <text:list xml:id="list2170013100828930387" text:style-name="L3">
        <text:list-item>
          <text:p text:style-name="P5">Portal/Frontend (über API-Gateway): Runtime-Abfragen und Administration (je nach UI/Workflow).</text:p>
        </text:list-item>
        <text:list-item>
          <text:p text:style-name="P5"><text:soft-page-break/>template-service / Rendering-Workflows: Locale- und Fallback-Strategien können tenantweit über i18n/Portal konfiguriert werden.</text:p>
        </text:list-item>
        <text:list-item>
          <text:p text:style-name="P5">document-service: Validierung, dass <text:span text:style-name="Source_20_Text">languageCode</text:span> im Tenant installiert/aktiv ist (z. B. bei Dokumentvarianten je Sprache).</text:p>
        </text:list-item>
        <text:list-item>
          <text:p text:style-name="P5">Fachservices/Tools: Upload/Versionierung von Bundles (z. B. Admin-Tools, Deployment-Pipelines).</text:p>
        </text:list-item>
      </text:list>
      <text:h text:style-name="Heading_20_2" text:outline-level="2">3.2 Outbound (wen ruft i18n-service auf)</text:h>
      <text:list xml:id="list3331743728219927964" text:style-name="L4">
        <text:list-item>
          <text:p text:style-name="P6">auth-service / zentrale OIDC/JWKS-Quelle: Abruf von JWKS bzw. Issuer-Metadaten für die JWT-Signaturprüfung (Resource Server Pattern).</text:p>
        </text:list-item>
        <text:list-item>
          <text:p text:style-name="P6">iam-service: Quelle der Wahrheit für Scopes/Permissions (Scoping wird im JWT transportiert; keine Token-Introspection pro Request).</text:p>
        </text:list-item>
      </text:list>
      <text:p text:style-name="Text_20_body"/>
      <text:h text:style-name="Heading_20_1" text:outline-level="1"/>
      <text:h text:style-name="P2" text:outline-level="1">4. Begriffe (kurz)</text:h>
      <text:list xml:id="list8694220533225323321" text:style-name="L5">
        <text:list-item>
          <text:p text:style-name="P7"><text:span text:style-name="Strong_20_Emphasis">Tenant</text:span>: Mandant/Kunde; Tenant-Kontext wird aus dem JWT Claim <text:span text:style-name="Source_20_Text">tenant_id</text:span> abgeleitet.</text:p>
        </text:list-item>
        <text:list-item>
          <text:p text:style-name="P7"><text:span text:style-name="Strong_20_Emphasis">projectKey</text:span>: Technischer Schlüssel des Projekts und zugleich Tenant-Schlüssel; Regex <text:span text:style-name="Source_20_Text">^[a-z][a-z0-9-]{2,31}$</text:span>.</text:p>
        </text:list-item>
        <text:list-item>
          <text:p text:style-name="P7"><text:span text:style-name="Strong_20_Emphasis">languageCode</text:span>: Sprachcode (BCP-47-ähnlich), z. B. <text:span text:style-name="Source_20_Text">de</text:span>, <text:span text:style-name="Source_20_Text">de-DE</text:span>.</text:p>
        </text:list-item>
        <text:list-item>
          <text:p text:style-name="P7"><text:span text:style-name="Strong_20_Emphasis">Bundle</text:span>: Sprachdatei (JSON, flache Map <text:span text:style-name="Source_20_Text">key -&gt; string</text:span>).</text:p>
        </text:list-item>
        <text:list-item>
          <text:p text:style-name="P7"><text:span text:style-name="Strong_20_Emphasis">Default Language</text:span>: Sprache, die verwendet wird, wenn die angefragte Sprache nicht verfügbar/aktiv ist.</text:p>
        </text:list-item>
        <text:list-item>
          <text:p text:style-name="P7"><text:span text:style-name="Strong_20_Emphasis">Fallback Language</text:span>: Zweitsprache, aus der fehlende Keys ergänzt werden.</text:p>
        </text:list-item>
        <text:list-item>
          <text:p text:style-name="P7"><text:span text:style-name="Strong_20_Emphasis">ETag</text:span>: Hash (SHA-256) des aktuellen Bundles; dient Caching/304-Responses.</text:p>
        </text:list-item>
        <text:list-item>
          <text:p text:style-name="P7"><text:span text:style-name="Strong_20_Emphasis">Soft-Delete / Restore / Purge</text:span>: Papierkorb-Löschung, Wiederherstellung, endgültiges Löschen.</text:p>
        </text:list-item>
      </text:list>
      <text:p text:style-name="Text_20_body"/>
      <text:h text:style-name="Heading_20_1" text:outline-level="1">5. IAM-Absicherung und Multi-Tenant Regeln</text:h>
      <text:h text:style-name="Heading_20_2" text:outline-level="2">5.1 Grundprinzip (Resource Server)</text:h>
      <text:p text:style-name="Text_20_body">Alle fachlichen Endpunkte unter <text:span text:style-name="Source_20_Text">/api/v1/*</text:span> erfordern einen gültigen Bearer-JWT:</text:p>
      <text:list xml:id="list4808622593801752477" text:style-name="L6">
        <text:list-item>
          <text:p text:style-name="P8"><text:span text:style-name="Source_20_Text">Authorization: Bearer &lt;access_token&gt;</text:span></text:p>
        </text:list-item>
      </text:list>
      <text:p text:style-name="Text_20_body">Signaturvalidierung erfolgt über JWKS-URI oder Issuer-URI; Audience wird strikt geprüft.</text:p>
      <text:h text:style-name="Heading_20_2" text:outline-level="2">5.2 JWT-Contract (Token-Inhalte)</text:h>
      <text:p text:style-name="Text_20_body">Der Service erwartet mindestens folgende Claims im Access Token: <text:span text:style-name="Source_20_Text">iss</text:span>, <text:span text:style-name="Source_20_Text">sub</text:span>, <text:span text:style-name="Source_20_Text">aud</text:span>, <text:span text:style-name="Source_20_Text">iat</text:span>, <text:span text:style-name="Source_20_Text">exp</text:span>, <text:span text:style-name="Source_20_Text">jti</text:span>, <text:span text:style-name="Source_20_Text">tenant_id</text:span>.<text:line-break/>Scopes/Permissions werden über <text:span text:style-name="Source_20_Text">scope</text:span> (String) oder <text:span text:style-name="Source_20_Text">scp</text:span> (Array) transportiert.</text:p>
      <text:p text:style-name="Text_20_body"><text:span text:style-name="Strong_20_Emphasis">Audience-Regel:</text:span> <text:span text:style-name="Source_20_Text">aud</text:span> enthält <text:span text:style-name="Source_20_Text">i18n-service</text:span> (strict).</text:p>
      <text:h text:style-name="Heading_20_2" text:outline-level="2">5.3 Tenant-Isolation</text:h>
      <text:list xml:id="list4921939046909628875" text:style-name="L7">
        <text:list-item>
          <text:p text:style-name="P9">Mandantenkontext stammt ausschließlich aus <text:span text:style-name="Source_20_Text">tenant_id</text:span> im Token.</text:p>
        </text:list-item>
        <text:list-item>
          <text:p text:style-name="P9">Bei allen Pfaden mit <text:span text:style-name="Source_20_Text">{projectKey}</text:span> gilt: <text:span text:style-name="Source_20_Text">{projectKey}</text:span> ist identisch zu <text:span text:style-name="Source_20_Text">tenant_id</text:span>. Bei Abweichung wird der Zugriff verweigert (403 Tenant-Mismatch).</text:p>
        </text:list-item>
        <text:list-item>
          <text:p text:style-name="P9">Beim Anlegen eines Projekts (<text:span text:style-name="Source_20_Text">POST /projects</text:span>) muss <text:span text:style-name="Source_20_Text">projectKey</text:span> aus dem Request-Body identisch zu <text:span text:style-name="Source_20_Text">tenant_id</text:span> sein.</text:p>
        </text:list-item>
      </text:list>
      <text:h text:style-name="Heading_20_2" text:outline-level="2">5.4 Autorisierung über Scopes (Scope-Matrix)</text:h>
      <text:list xml:id="list1282275437725383785" text:style-name="L8">
        <text:list-item>
          <text:p text:style-name="P10"><text:span text:style-name="Source_20_Text">i18n:read</text:span> für alle Read-Endpunkte (GET, inklusive Runtime-Translations).</text:p>
        </text:list-item>
        <text:list-item>
          <text:p text:style-name="P10"><text:span text:style-name="Source_20_Text">i18n:admin</text:span> für alle Write-Endpunkte (POST/PUT/DELETE).</text:p>
        </text:list-item>
      </text:list>
      <text:h text:style-name="Heading_20_1" text:outline-level="1"><text:soft-page-break/>6. REST-API Spezifikation</text:h>
      <text:h text:style-name="Heading_20_2" text:outline-level="2">6.1 Basis-URL, Versionierung, Content Types</text:h>
      <text:list xml:id="list937717945857678452" text:style-name="L9">
        <text:list-item>
          <text:p text:style-name="P11">Base Path: <text:span text:style-name="Source_20_Text">/api/v1</text:span></text:p>
        </text:list-item>
        <text:list-item>
          <text:p text:style-name="P11">Request/Response JSON: <text:span text:style-name="Source_20_Text">application/json</text:span></text:p>
        </text:list-item>
        <text:list-item>
          <text:p text:style-name="P11">Bundle-Download: <text:span text:style-name="Source_20_Text">application/json</text:span> (als Datei-Response)</text:p>
        </text:list-item>
        <text:list-item>
          <text:p text:style-name="P11">Fehlerformat: <text:span text:style-name="Source_20_Text">application/problem+json</text:span> (ProblemDetail), ergänzt um <text:span text:style-name="Source_20_Text">requestId</text:span> und <text:span text:style-name="Source_20_Text">actor</text:span> (siehe Kapitel 10).</text:p>
        </text:list-item>
      </text:list>
      <text:h text:style-name="Heading_20_2" text:outline-level="2">6.2 Endpunkte</text:h>
      <text:h text:style-name="Heading_20_3" text:outline-level="3">6.2.1 Projekte</text:h>
      <text:list xml:id="list6265431191666393011" text:style-name="L10">
        <text:list-item>
          <text:p text:style-name="P12">POST <text:span text:style-name="Source_20_Text">/api/v1/projects</text:span></text:p>
          <text:list>
            <text:list-item>
              <text:p text:style-name="P12">Zweck: Projekt (Tenant) anlegen</text:p>
            </text:list-item>
            <text:list-item>
              <text:p text:style-name="P12">Security: Scope <text:span text:style-name="Source_20_Text">i18n:admin</text:span></text:p>
            </text:list-item>
            <text:list-item>
              <text:p text:style-name="P12">Tenant-Regel: Body <text:span text:style-name="Source_20_Text">projectKey</text:span> = Token <text:span text:style-name="Source_20_Text">tenant_id</text:span></text:p>
            </text:list-item>
            <text:list-item>
              <text:p text:style-name="P12">Response: 201 + <text:span text:style-name="Source_20_Text">ProjectScopeResponse</text:span></text:p>
            </text:list-item>
          </text:list>
        </text:list-item>
        <text:list-item>
          <text:p text:style-name="P12">GET <text:span text:style-name="Source_20_Text">/api/v1/projects</text:span></text:p>
          <text:list>
            <text:list-item>
              <text:p text:style-name="P12">Zweck: Projekte listen (im Tenant-Kontext: genau der eigene Tenant)</text:p>
            </text:list-item>
            <text:list-item>
              <text:p text:style-name="P12">Security: Scope <text:span text:style-name="Source_20_Text">i18n:read</text:span></text:p>
            </text:list-item>
            <text:list-item>
              <text:p text:style-name="P12">Response: 200 + Liste <text:span text:style-name="Source_20_Text">ProjectScopeResponse</text:span></text:p>
            </text:list-item>
          </text:list>
        </text:list-item>
        <text:list-item>
          <text:p text:style-name="P12">GET <text:span text:style-name="Source_20_Text">/api/v1/projects/{projectKey}</text:span></text:p>
          <text:list>
            <text:list-item>
              <text:p text:style-name="P12">Zweck: Projekt lesen</text:p>
            </text:list-item>
            <text:list-item>
              <text:p text:style-name="P12">Security: Scope <text:span text:style-name="Source_20_Text">i18n:read</text:span></text:p>
            </text:list-item>
            <text:list-item>
              <text:p text:style-name="P12">Tenant-Regel: <text:span text:style-name="Source_20_Text">{projectKey}</text:span> = <text:span text:style-name="Source_20_Text">tenant_id</text:span></text:p>
            </text:list-item>
            <text:list-item>
              <text:p text:style-name="P12">Response: 200 + <text:span text:style-name="Source_20_Text">ProjectScopeResponse</text:span></text:p>
            </text:list-item>
          </text:list>
        </text:list-item>
      </text:list>
      <text:h text:style-name="Heading_20_3" text:outline-level="3">6.2.2 Spracheinstellungen (Default/Fallback)</text:h>
      <text:list xml:id="list2464190097513612624" text:style-name="L11">
        <text:list-item>
          <text:p text:style-name="P13">GET <text:span text:style-name="Source_20_Text">/api/v1/{projectKey}/language-settings</text:span></text:p>
          <text:list>
            <text:list-item>
              <text:p text:style-name="P13">Security: <text:span text:style-name="Source_20_Text">i18n:read</text:span></text:p>
            </text:list-item>
            <text:list-item>
              <text:p text:style-name="P13">Response: 200 + <text:span text:style-name="Source_20_Text">LanguageSettingsResponse</text:span></text:p>
            </text:list-item>
          </text:list>
        </text:list-item>
        <text:list-item>
          <text:p text:style-name="P13">PUT <text:span text:style-name="Source_20_Text">/api/v1/{projectKey}/language-settings</text:span></text:p>
          <text:list>
            <text:list-item>
              <text:p text:style-name="P13">Security: <text:span text:style-name="Source_20_Text">i18n:admin</text:span></text:p>
            </text:list-item>
            <text:list-item>
              <text:p text:style-name="P13">Request enthält <text:span text:style-name="Source_20_Text">expectedVersion</text:span> (Optimistic Lock)</text:p>
            </text:list-item>
            <text:list-item>
              <text:p text:style-name="P13">Response: 200 + <text:span text:style-name="Source_20_Text">LanguageSettingsResponse</text:span></text:p>
            </text:list-item>
          </text:list>
        </text:list-item>
      </text:list>
      <text:h text:style-name="Heading_20_3" text:outline-level="3"><text:soft-page-break/>6.2.3 Sprachen</text:h>
      <text:list xml:id="list4230119374166601091" text:style-name="L12">
        <text:list-item>
          <text:p text:style-name="P14">POST <text:span text:style-name="Source_20_Text">/api/v1/{projectKey}/languages</text:span></text:p>
          <text:list>
            <text:list-item>
              <text:p text:style-name="P14">Security: <text:span text:style-name="Source_20_Text">i18n:admin</text:span></text:p>
            </text:list-item>
            <text:list-item>
              <text:p text:style-name="P14">Response: 201 + <text:span text:style-name="Source_20_Text">LanguageResponse</text:span></text:p>
            </text:list-item>
          </text:list>
        </text:list-item>
        <text:list-item>
          <text:p text:style-name="P14">GET <text:span text:style-name="Source_20_Text">/api/v1/{projectKey}/languages?view=active|all|deleted</text:span></text:p>
          <text:list>
            <text:list-item>
              <text:p text:style-name="P14">Security: <text:span text:style-name="Source_20_Text">i18n:read</text:span></text:p>
            </text:list-item>
            <text:list-item>
              <text:p text:style-name="P14">Response: 200 + Liste <text:span text:style-name="Source_20_Text">LanguageResponse</text:span></text:p>
            </text:list-item>
          </text:list>
        </text:list-item>
        <text:list-item>
          <text:p text:style-name="P14">GET <text:span text:style-name="Source_20_Text">/api/v1/{projectKey}/languages/{languageCode}</text:span></text:p>
          <text:list>
            <text:list-item>
              <text:p text:style-name="P14">Security: <text:span text:style-name="Source_20_Text">i18n:read</text:span></text:p>
            </text:list-item>
            <text:list-item>
              <text:p text:style-name="P14">Response: 200 + <text:span text:style-name="Source_20_Text">LanguageResponse</text:span></text:p>
            </text:list-item>
          </text:list>
        </text:list-item>
        <text:list-item>
          <text:p text:style-name="P14">PUT <text:span text:style-name="Source_20_Text">/api/v1/{projectKey}/languages/{languageCode}</text:span></text:p>
          <text:list>
            <text:list-item>
              <text:p text:style-name="P14">Security: <text:span text:style-name="Source_20_Text">i18n:admin</text:span></text:p>
            </text:list-item>
            <text:list-item>
              <text:p text:style-name="P14">Request enthält <text:span text:style-name="Source_20_Text">expectedVersion</text:span></text:p>
            </text:list-item>
            <text:list-item>
              <text:p text:style-name="P14">Response: 200 + <text:span text:style-name="Source_20_Text">LanguageResponse</text:span></text:p>
            </text:list-item>
          </text:list>
        </text:list-item>
        <text:list-item>
          <text:p text:style-name="P14">DELETE <text:span text:style-name="Source_20_Text">/api/v1/{projectKey}/languages/{languageCode}</text:span></text:p>
          <text:list>
            <text:list-item>
              <text:p text:style-name="P14">Security: <text:span text:style-name="Source_20_Text">i18n:admin</text:span></text:p>
            </text:list-item>
            <text:list-item>
              <text:p text:style-name="P14">Ergebnis: 204 (Soft-Delete)</text:p>
            </text:list-item>
          </text:list>
        </text:list-item>
        <text:list-item>
          <text:p text:style-name="P14">POST <text:span text:style-name="Source_20_Text">/api/v1/{projectKey}/languages/{languageCode}/restore</text:span></text:p>
          <text:list>
            <text:list-item>
              <text:p text:style-name="P14">Security: <text:span text:style-name="Source_20_Text">i18n:admin</text:span></text:p>
            </text:list-item>
            <text:list-item>
              <text:p text:style-name="P14">Ergebnis: 200 + <text:span text:style-name="Source_20_Text">LanguageResponse</text:span></text:p>
            </text:list-item>
          </text:list>
        </text:list-item>
        <text:list-item>
          <text:p text:style-name="P14">DELETE <text:span text:style-name="Source_20_Text">/api/v1/{projectKey}/languages/{languageCode}/purge?force=false|true</text:span></text:p>
          <text:list>
            <text:list-item>
              <text:p text:style-name="P14">Security: <text:span text:style-name="Source_20_Text">i18n:admin</text:span></text:p>
            </text:list-item>
            <text:list-item>
              <text:p text:style-name="P14">Ergebnis: 204 (Hard Delete)</text:p>
            </text:list-item>
          </text:list>
        </text:list-item>
      </text:list>
      <text:h text:style-name="Heading_20_3" text:outline-level="3">6.2.4 Bundles</text:h>
      <text:p text:style-name="Text_20_body">Basis: <text:span text:style-name="Source_20_Text">/api/v1/{projectKey}/languages/{languageCode}/bundle</text:span></text:p>
      <text:list xml:id="list1579727717805567440" text:style-name="L13">
        <text:list-item>
          <text:p text:style-name="P15">POST (multipart) <text:span text:style-name="Source_20_Text">/api/v1/{projectKey}/languages/{languageCode}/bundle</text:span></text:p>
          <text:list>
            <text:list-item>
              <text:p text:style-name="P15">Feld: <text:span text:style-name="Source_20_Text">file</text:span></text:p>
            </text:list-item>
            <text:list-item>
              <text:p text:style-name="P15">Security: <text:span text:style-name="Source_20_Text">i18n:admin</text:span></text:p>
            </text:list-item>
            <text:list-item>
              <text:p text:style-name="P15">Response: 201 + <text:span text:style-name="Source_20_Text">BundleMetaResponse</text:span></text:p>
            </text:list-item>
          </text:list>
        </text:list-item>
        <text:list-item>
          <text:p text:style-name="P15">GET <text:span text:style-name="Source_20_Text">/api/v1/{projectKey}/languages/{languageCode}/bundle</text:span></text:p>
          <text:list>
            <text:list-item>
              <text:p text:style-name="P15">Security: <text:span text:style-name="Source_20_Text">i18n:read</text:span></text:p>
            </text:list-item>
            <text:list-item>
              <text:p text:style-name="P15">Unterstützt <text:span text:style-name="Source_20_Text">If-None-Match</text:span> und liefert 304 bei Match</text:p>
            </text:list-item>
            <text:list-item>
              <text:p text:style-name="P15">Response: 200 Datei + <text:span text:style-name="Source_20_Text">ETag</text:span></text:p>
            </text:list-item>
          </text:list>
        </text:list-item>
        <text:list-item>
          <text:p text:style-name="P15"><text:soft-page-break/>GET <text:span text:style-name="Source_20_Text">/api/v1/{projectKey}/languages/{languageCode}/bundle/version/{n}</text:span></text:p>
          <text:list>
            <text:list-item>
              <text:p text:style-name="P15">Security: <text:span text:style-name="Source_20_Text">i18n:read</text:span></text:p>
            </text:list-item>
            <text:list-item>
              <text:p text:style-name="P15"><text:span text:style-name="Source_20_Text">n</text:span> beginnt bei 1</text:p>
            </text:list-item>
            <text:list-item>
              <text:p text:style-name="P15">Response: 200 Datei + <text:span text:style-name="Source_20_Text">ETag</text:span></text:p>
            </text:list-item>
          </text:list>
        </text:list-item>
        <text:list-item>
          <text:p text:style-name="P15">GET <text:span text:style-name="Source_20_Text">/api/v1/{projectKey}/languages/{languageCode}/bundle/meta</text:span></text:p>
          <text:list>
            <text:list-item>
              <text:p text:style-name="P15">Security: <text:span text:style-name="Source_20_Text">i18n:read</text:span></text:p>
            </text:list-item>
            <text:list-item>
              <text:p text:style-name="P15">Response: 200 + <text:span text:style-name="Source_20_Text">BundleMetaResponse</text:span></text:p>
            </text:list-item>
          </text:list>
        </text:list-item>
        <text:list-item>
          <text:p text:style-name="P15">GET <text:span text:style-name="Source_20_Text">/api/v1/{projectKey}/languages/{languageCode}/bundle/version/{n}/meta</text:span></text:p>
          <text:list>
            <text:list-item>
              <text:p text:style-name="P15">Security: <text:span text:style-name="Source_20_Text">i18n:read</text:span></text:p>
            </text:list-item>
            <text:list-item>
              <text:p text:style-name="P15">Response: 200 + <text:span text:style-name="Source_20_Text">BundleVersionResponse</text:span></text:p>
            </text:list-item>
          </text:list>
        </text:list-item>
        <text:list-item>
          <text:p text:style-name="P15">GET <text:span text:style-name="Source_20_Text">/api/v1/{projectKey}/languages/{languageCode}/bundle/versions</text:span></text:p>
          <text:list>
            <text:list-item>
              <text:p text:style-name="P15">Security: <text:span text:style-name="Source_20_Text">i18n:read</text:span></text:p>
            </text:list-item>
            <text:list-item>
              <text:p text:style-name="P15">Response: 200 + Liste <text:span text:style-name="Source_20_Text">BundleVersionResponse</text:span> (neueste zuerst)</text:p>
            </text:list-item>
          </text:list>
        </text:list-item>
        <text:list-item>
          <text:p text:style-name="P15">POST <text:span text:style-name="Source_20_Text">/api/v1/{projectKey}/languages/{languageCode}/bundle/rollback/{n}</text:span></text:p>
          <text:list>
            <text:list-item>
              <text:p text:style-name="P15">Security: <text:span text:style-name="Source_20_Text">i18n:admin</text:span></text:p>
            </text:list-item>
            <text:list-item>
              <text:p text:style-name="P15">Response: 200 + <text:span text:style-name="Source_20_Text">BundleMetaResponse</text:span></text:p>
            </text:list-item>
          </text:list>
        </text:list-item>
        <text:list-item>
          <text:p text:style-name="P15">GET <text:span text:style-name="Source_20_Text">/api/v1/{projectKey}/languages/{languageCode}/bundle/diff?from={a}&amp;to={b}</text:span></text:p>
          <text:list>
            <text:list-item>
              <text:p text:style-name="P15">Security: <text:span text:style-name="Source_20_Text">i18n:read</text:span></text:p>
            </text:list-item>
            <text:list-item>
              <text:p text:style-name="P15">Response: 200 + <text:span text:style-name="Source_20_Text">BundleDiffResponse</text:span> (added/removed/changed)</text:p>
            </text:list-item>
          </text:list>
        </text:list-item>
        <text:list-item>
          <text:p text:style-name="P15">DELETE <text:span text:style-name="Source_20_Text">/api/v1/{projectKey}/languages/{languageCode}/bundle</text:span></text:p>
          <text:list>
            <text:list-item>
              <text:p text:style-name="P15">Security: <text:span text:style-name="Source_20_Text">i18n:admin</text:span></text:p>
            </text:list-item>
            <text:list-item>
              <text:p text:style-name="P15">Ergebnis: 204 (löscht Current + Versionshistorie + Files)</text:p>
            </text:list-item>
          </text:list>
        </text:list-item>
      </text:list>
      <text:h text:style-name="Heading_20_3" text:outline-level="3">6.2.5 Runtime Translations</text:h>
      <text:list xml:id="list8772782505056000503" text:style-name="L14">
        <text:list-item>
          <text:p text:style-name="P16">GET <text:span text:style-name="Source_20_Text">/api/v1/{projectKey}/translations/{languageCode}</text:span></text:p>
          <text:list>
            <text:list-item>
              <text:p text:style-name="P16">Security: <text:span text:style-name="Source_20_Text">i18n:read</text:span></text:p>
            </text:list-item>
            <text:list-item>
              <text:p text:style-name="P16">Query:</text:p>
              <text:list>
                <text:list-item>
                  <text:p text:style-name="P16"><text:span text:style-name="Source_20_Text">keys=A,B,C</text:span> (max. 500)</text:p>
                </text:list-item>
                <text:list-item>
                  <text:p text:style-name="P16"><text:span text:style-name="Source_20_Text">prefix=HOME.</text:span></text:p>
                </text:list-item>
              </text:list>
            </text:list-item>
            <text:list-item>
              <text:p text:style-name="P16">Response: 200 + <text:span text:style-name="Source_20_Text">TranslationsResponse</text:span></text:p>
            </text:list-item>
            <text:list-item>
              <text:p text:style-name="P16">Default-/Fallback-Regeln siehe Kapitel 7.7.</text:p>
            </text:list-item>
          </text:list>
        </text:list-item>
      </text:list>
      <text:h text:style-name="Heading_20_3" text:outline-level="3"><text:soft-page-break/>6.2.6 Audit</text:h>
      <text:list xml:id="list2037416548788196261" text:style-name="L15">
        <text:list-item>
          <text:p text:style-name="P17">GET <text:span text:style-name="Source_20_Text">/api/v1/{projectKey}/audit-logs?limit=100&amp;entityType=...&amp;entityKey=...</text:span></text:p>
          <text:list>
            <text:list-item>
              <text:p text:style-name="P17">Security: <text:span text:style-name="Source_20_Text">i18n:admin</text:span> (alternativ eine getrennte Audit-Read-Berechtigung, wenn im IAM so modelliert)</text:p>
            </text:list-item>
            <text:list-item>
              <text:p text:style-name="P17"><text:span text:style-name="Source_20_Text">limit</text:span> Bereich 1..500</text:p>
            </text:list-item>
            <text:list-item>
              <text:p text:style-name="P17">Response: 200 + Liste <text:span text:style-name="Source_20_Text">AuditLogResponse</text:span></text:p>
            </text:list-item>
          </text:list>
        </text:list-item>
      </text:list>
      <text:h text:style-name="Heading_20_3" text:outline-level="3">6.2.7 Ops / Doku</text:h>
      <text:list xml:id="list3493587009816964065" text:style-name="L16">
        <text:list-item>
          <text:p text:style-name="P18">OpenAPI JSON: <text:span text:style-name="Source_20_Text">GET /v3/api-docs</text:span></text:p>
        </text:list-item>
        <text:list-item>
          <text:p text:style-name="P18">Swagger UI: <text:span text:style-name="Source_20_Text">GET /swagger-ui.html</text:span></text:p>
        </text:list-item>
        <text:list-item>
          <text:p text:style-name="P18">Health: <text:span text:style-name="Source_20_Text">GET /actuator/health</text:span></text:p>
        </text:list-item>
      </text:list>
      <text:p text:style-name="Text_20_body"><text:span text:style-name="Source_20_Text"/></text:p>
      <text:h text:style-name="Heading_20_1" text:outline-level="1">7. Funktionale Anforderungen (Use Cases)</text:h>
      <text:h text:style-name="Heading_20_2" text:outline-level="2">7.1 Projektverwaltung</text:h>
      <text:list xml:id="list7153902092179423040" text:style-name="L17">
        <text:list-item>
          <text:p text:style-name="P19"><text:span text:style-name="Source_20_Text">projectKey</text:span> wird gegen <text:span text:style-name="Source_20_Text">^[a-z][a-z0-9-]{2,31}$</text:span> validiert.</text:p>
        </text:list-item>
        <text:list-item>
          <text:p text:style-name="P19">Pro Tenant existiert genau ein Projekt; Listen liefert nur den Tenant-eigenen Eintrag.</text:p>
        </text:list-item>
        <text:list-item>
          <text:p text:style-name="P19">Projektkonfiguration enthält <text:span text:style-name="Source_20_Text">defaultLanguageCode</text:span> und optional <text:span text:style-name="Source_20_Text">fallbackLanguageCode</text:span>.</text:p>
        </text:list-item>
      </text:list>
      <text:h text:style-name="Heading_20_2" text:outline-level="2">7.2 Sprachverwaltung (CRUD + Lifecycle)</text:h>
      <text:list xml:id="list3574860507106103156" text:style-name="L18">
        <text:list-item>
          <text:p text:style-name="P20">Sprache ist pro Projekt eindeutig über <text:span text:style-name="Source_20_Text">languageCode</text:span> (normalisiert).</text:p>
        </text:list-item>
        <text:list-item>
          <text:p text:style-name="P20">List-Views: <text:span text:style-name="Source_20_Text">active</text:span>, <text:span text:style-name="Source_20_Text">all</text:span>, <text:span text:style-name="Source_20_Text">deleted</text:span>.</text:p>
        </text:list-item>
        <text:list-item>
          <text:p text:style-name="P20">Soft-Delete markiert als gelöscht; Restore stellt wieder her; Purge entfernt endgültig.</text:p>
        </text:list-item>
        <text:list-item>
          <text:p text:style-name="P20">Default- oder Fallback-Sprache wird nicht deaktiviert, gelöscht oder gepurged.</text:p>
        </text:list-item>
      </text:list>
      <text:h text:style-name="Heading_20_2" text:outline-level="2">7.3 Spracheinstellungen (Default/Fallback)</text:h>
      <text:list xml:id="list960175708848830313" text:style-name="L19">
        <text:list-item>
          <text:p text:style-name="P21">Update erfolgt mit <text:span text:style-name="Source_20_Text">expectedVersion</text:span> (Optimistic Lock).</text:p>
        </text:list-item>
        <text:list-item>
          <text:p text:style-name="P21">Default existiert und ist aktiv.</text:p>
        </text:list-item>
        <text:list-item>
          <text:p text:style-name="P21">Fallback (falls gesetzt) existiert und ist aktiv.</text:p>
        </text:list-item>
        <text:list-item>
          <text:p text:style-name="P21">Default/Fallback dürfen nicht identisch sein.</text:p>
        </text:list-item>
      </text:list>
      <text:h text:style-name="Heading_20_2" text:outline-level="2"/>
      <text:h text:style-name="P1" text:outline-level="2">7.4 Bundle Upload (JSON)</text:h>
      <text:list xml:id="list4478099340024793546" text:style-name="L20">
        <text:list-item>
          <text:p text:style-name="P22">Upload als Multipart <text:span text:style-name="Source_20_Text">file</text:span>.</text:p>
        </text:list-item>
        <text:list-item>
          <text:p text:style-name="P22">Datei ist <text:span text:style-name="Source_20_Text">.json</text:span> und enthält eine flache JSON Map <text:span text:style-name="Source_20_Text">string -&gt; string</text:span>.</text:p>
        </text:list-item>
        <text:list-item>
          <text:p text:style-name="P22">Key-Pattern: <text:span text:style-name="Source_20_Text">^[A-Za-z0-9][A-Za-z0-9._-]{0,79}$</text:span>.</text:p>
        </text:list-item>
        <text:list-item>
          <text:p text:style-name="P22">Upload erzeugt eine neue Bundle-Version (monoton steigend pro Sprache).</text:p>
        </text:list-item>
        <text:list-item>
          <text:p text:style-name="P22">Service berechnet <text:span text:style-name="Source_20_Text">sha256</text:span>, speichert Datei im Bundle-Storage, persistiert Metadaten in MariaDB.</text:p>
        </text:list-item>
        <text:list-item>
          <text:p text:style-name="P22">Bei Fehlern erfolgt best-effort Cleanup der Datei/Metadaten.</text:p>
        </text:list-item>
      </text:list>
      <text:h text:style-name="Heading_20_2" text:outline-level="2">7.5 Bundle Download (ETag)</text:h>
      <text:list xml:id="list9032311517758716204" text:style-name="L21">
        <text:list-item>
          <text:p text:style-name="P23">Download liefert <text:span text:style-name="Source_20_Text">ETag</text:span> basierend auf <text:span text:style-name="Source_20_Text">sha256</text:span>.</text:p>
        </text:list-item>
        <text:list-item>
          <text:p text:style-name="P23">Bei <text:span text:style-name="Source_20_Text">If-None-Match</text:span> Match wird <text:span text:style-name="Source_20_Text">304 Not Modified</text:span> geliefert.</text:p>
        </text:list-item>
        <text:list-item>
          <text:p text:style-name="P23">Download unterstützt sowohl Current als auch konkrete Versionsnummern.</text:p>
        </text:list-item>
      </text:list>
      <text:h text:style-name="Heading_20_2" text:outline-level="2">7.6 Versionierung, Rollback, Diff</text:h>
      <text:list xml:id="list5290651045204483477" text:style-name="L22">
        <text:list-item>
          <text:p text:style-name="P24">Versionsliste liefert alle Versionen (neueste zuerst) und markiert die aktuelle Version.</text:p>
        </text:list-item>
        <text:list-item>
          <text:p text:style-name="P24">Rollback setzt den Current-Pointer einer Sprache auf eine frühere Version, ohne historische Versionen zu löschen.</text:p>
        </text:list-item>
        <text:list-item>
          <text:p text:style-name="P24">Diff liefert:</text:p>
          <text:list>
            <text:list-item>
              <text:p text:style-name="P24"><text:span text:style-name="Source_20_Text">addedKeys</text:span></text:p>
            </text:list-item>
            <text:list-item>
              <text:p text:style-name="P24"><text:span text:style-name="Source_20_Text">removedKeys</text:span></text:p>
            </text:list-item>
            <text:list-item>
              <text:p text:style-name="P24"><text:span text:style-name="Source_20_Text">changedKeys</text:span> (inkl. fromValue/toValue)</text:p>
            </text:list-item>
          </text:list>
        </text:list-item>
      </text:list>
      <text:h text:style-name="Heading_20_2" text:outline-level="2">7.7 Runtime Translations (Default/Fallback-Logik)</text:h>
      <text:list xml:id="list1016274404539782227" text:style-name="L23">
        <text:list-item>
          <text:p text:style-name="P25">Ohne Parameter: gesamtes Bundle (nach Key sortiert).</text:p>
        </text:list-item>
        <text:list-item>
          <text:p text:style-name="P25">Mit <text:span text:style-name="Source_20_Text">keys</text:span>: nur die angefragten Keys (max 500).</text:p>
          <text:list>
            <text:list-item>
              <text:p text:style-name="P25">Fehlende Keys werden als Key selbst in <text:span text:style-name="Source_20_Text">values</text:span> zurückgegeben und zusätzlich in <text:span text:style-name="Source_20_Text">missingKeys</text:span> aufgeführt.</text:p>
            </text:list-item>
          </text:list>
        </text:list-item>
        <text:list-item>
          <text:p text:style-name="P25">Mit <text:span text:style-name="Source_20_Text">prefix</text:span>: liefert alle Keys, die mit dem Prefix beginnen.</text:p>
        </text:list-item>
        <text:list-item>
          <text:p text:style-name="P25">Wenn angefragte Sprache nicht existiert/aktiv ist, wird <text:span text:style-name="Source_20_Text">defaultLanguageCode</text:span> verwendet und als Warnung im Response ausgegeben.</text:p>
        </text:list-item>
        <text:list-item>
          <text:p text:style-name="P25">Wenn Fallback gesetzt ist, werden fehlende Keys aus Fallback ergänzt; fehlende Fallback-Verfügbarkeit wird als Warnung ausgegeben.</text:p>
        </text:list-item>
      </text:list>
      <text:h text:style-name="Heading_20_2" text:outline-level="2"/>
      <text:h text:style-name="P1" text:outline-level="2">7.8 Audit-Log</text:h>
      <text:list xml:id="list5955691055451701048" text:style-name="L24">
        <text:list-item>
          <text:p text:style-name="P26">Änderungen an Projekten, Settings, Sprachen, Bundles erzeugen Audit-Einträge inkl.:</text:p>
          <text:list>
            <text:list-item>
              <text:p text:style-name="P26">Zeitstempel</text:p>
            </text:list-item>
            <text:list-item>
              <text:p text:style-name="P26">Actor (aus JWT <text:span text:style-name="Source_20_Text">sub</text:span>)</text:p>
            </text:list-item>
            <text:list-item>
              <text:p text:style-name="P26">Action/EntityType/EntityKey</text:p>
            </text:list-item>
            <text:list-item>
              <text:p text:style-name="P26">Details JSON</text:p>
            </text:list-item>
            <text:list-item>
              <text:p text:style-name="P26">requestId / correlationId (siehe Kapitel 10)</text:p>
            </text:list-item>
          </text:list>
        </text:list-item>
      </text:list>
      <text:h text:style-name="Heading_20_2" text:outline-level="2">7.9 Cache (Runtime)</text:h>
      <text:list xml:id="list1978896258711531101" text:style-name="L25">
        <text:list-item>
          <text:p text:style-name="P27">Cache key: <text:span text:style-name="Source_20_Text">(projectKey, languageCode, sha256)</text:span> bzw. (tenant, language, bundle-hash).</text:p>
        </text:list-item>
        <text:list-item>
          <text:p text:style-name="P27">TTL und Maximum Size sind konfigurierbar.</text:p>
        </text:list-item>
        <text:list-item>
          <text:p text:style-name="P27">Cache-Invalidation bei Upload/Rollback/Delete/Purge.</text:p>
        </text:list-item>
      </text:list>
      <text:p text:style-name="Text_20_body"/>
      <text:h text:style-name="Heading_20_1" text:outline-level="1">8. DTOs (Request/Response)</text:h>
      <text:h text:style-name="Heading_20_2" text:outline-level="2">8.1 Projekt</text:h>
      <text:p text:style-name="Text_20_body"><text:span text:style-name="Strong_20_Emphasis">CreateProjectRequest</text:span></text:p>
      <text:section text:style-name="Sect1" text:name="code-block-viewer">
        <text:p text:style-name="Preformatted_20_Text">{ "projectKey": "portal", "displayName": "Portal" }</text:p>
      </text:section>
      <text:p text:style-name="Text_20_body"><text:span text:style-name="Strong_20_Emphasis">ProjectScopeResponse</text:span></text:p>
      <text:section text:style-name="Sect1" text:name="Bereich1">
        <text:p text:style-name="Preformatted_20_Text"><text:bookmark text:name="code-block-viewer"/>{</text:p>
        <text:p text:style-name="Preformatted_20_Text"><text:s text:c="2"/>"projectKey": "portal",</text:p>
        <text:p text:style-name="Preformatted_20_Text"><text:s text:c="2"/>"displayName": "Portal",</text:p>
        <text:p text:style-name="Preformatted_20_Text"><text:s text:c="2"/>"defaultLanguageCode": "de-DE",</text:p>
        <text:p text:style-name="Preformatted_20_Text"><text:s text:c="2"/>"fallbackLanguageCode": "en-GB",</text:p>
        <text:p text:style-name="Preformatted_20_Text"><text:s text:c="2"/>"version": 0</text:p>
        <text:p text:style-name="Preformatted_20_Text">}</text:p>
      </text:section>
      <text:h text:style-name="Heading_20_2" text:outline-level="2">8.2 Sprache</text:h>
      <text:p text:style-name="Text_20_body"><text:span text:style-name="Strong_20_Emphasis">CreateLanguageRequest</text:span></text:p>
      <text:section text:style-name="Sect1" text:name="Bereich2">
        <text:p text:style-name="Preformatted_20_Text"><text:bookmark text:name="code-block-viewer1"/>{ "name": "Deutsch", "languageCode": "de-DE" }</text:p>
      </text:section>
      <text:p text:style-name="Text_20_body"><text:span text:style-name="Strong_20_Emphasis">UpdateLanguageRequest</text:span></text:p>
      <text:section text:style-name="Sect1" text:name="Bereich3">
        <text:p text:style-name="Preformatted_20_Text"><text:bookmark text:name="code-block-viewer2"/>{ "name": "Deutsch (formal)", "active": true, "expectedVersion": 0 }</text:p>
      </text:section>
      <text:h text:style-name="Heading_20_2" text:outline-level="2">8.3 Language Settings</text:h>
      <text:p text:style-name="Text_20_body"><text:span text:style-name="Strong_20_Emphasis">UpdateLanguageSettingsRequest</text:span></text:p>
      <text:section text:style-name="Sect1" text:name="Bereich4">
        <text:p text:style-name="Preformatted_20_Text"><text:bookmark text:name="code-block-viewer3"/>{ "defaultLanguageCode": "de-DE", "fallbackLanguageCode": "en-GB", "expectedVersion": 0 }</text:p>
      </text:section>
      <text:h text:style-name="Heading_20_2" text:outline-level="2"/>
      <text:h text:style-name="P1" text:outline-level="2">8.4 Runtime Translations</text:h>
      <text:p text:style-name="Text_20_body"><text:span text:style-name="Strong_20_Emphasis">TranslationsResponse</text:span></text:p>
      <text:section text:style-name="Sect1" text:name="Bereich5">
        <text:p text:style-name="Preformatted_20_Text"><text:bookmark text:name="code-block-viewer4"/>{</text:p>
        <text:p text:style-name="Preformatted_20_Text"><text:s text:c="2"/>"projectKey": "portal",</text:p>
        <text:p text:style-name="Preformatted_20_Text"><text:s text:c="2"/>"requestedLanguageCode": "de-DE",</text:p>
        <text:p text:style-name="Preformatted_20_Text"><text:s text:c="2"/>"resolvedLanguageCode": "de-DE",</text:p>
        <text:p text:style-name="Preformatted_20_Text"><text:s text:c="2"/>"fallbackLanguageCode": "en-GB",</text:p>
        <text:p text:style-name="Preformatted_20_Text"><text:s text:c="2"/>"values": { "HOME.LOGIN": "Anmelden" },</text:p>
        <text:p text:style-name="Preformatted_20_Text"><text:s text:c="2"/>"missingKeys": [],</text:p>
        <text:p text:style-name="Preformatted_20_Text"><text:s text:c="2"/>"warnings": []</text:p>
        <text:p text:style-name="Preformatted_20_Text">}</text:p>
      </text:section>
      <text:h text:style-name="Heading_20_1" text:outline-level="1"/>
      <text:h text:style-name="Heading_20_1" text:outline-level="1">9. Persistenz / Datenbankmodell</text:h>
      <text:h text:style-name="Heading_20_2" text:outline-level="2">9.1 Tenant-Isolation Prinzip</text:h>
      <text:list xml:id="list8218231062114617680" text:style-name="L26">
        <text:list-item>
          <text:p text:style-name="P28">Mandanten-Scope erfolgt über <text:span text:style-name="Source_20_Text">project_key</text:span> als Tenant-Schlüssel.</text:p>
        </text:list-item>
        <text:list-item>
          <text:p text:style-name="P28">Alle Queries filtern über <text:span text:style-name="Source_20_Text">project_key</text:span> (oder Relationen, die <text:span text:style-name="Source_20_Text">project_key</text:span> eindeutig binden).</text:p>
        </text:list-item>
        <text:list-item>
          <text:p text:style-name="P28">Cross-Tenant-Zugriff wird durch Tenant-Regel (JWT <text:span text:style-name="Source_20_Text">tenant_id</text:span> vs <text:span text:style-name="Source_20_Text">{projectKey}</text:span>) unterbunden.</text:p>
        </text:list-item>
      </text:list>
      <text:h text:style-name="Heading_20_2" text:outline-level="2">9.2 Tabellen (logisch)</text:h>
      <text:list xml:id="list1765009576552271881" text:style-name="L27">
        <text:list-item>
          <text:p text:style-name="P29"><text:span text:style-name="Source_20_Text">i18n_project_scope</text:span> (Projekt + Settings)</text:p>
        </text:list-item>
        <text:list-item>
          <text:p text:style-name="P29"><text:span text:style-name="Source_20_Text">i18n_language</text:span> (Sprachen je Projekt, inkl. Soft-Delete, Version)</text:p>
        </text:list-item>
        <text:list-item>
          <text:p text:style-name="P29"><text:span text:style-name="Source_20_Text">i18n_language_bundle</text:span> (Current Pointer pro Sprache)</text:p>
        </text:list-item>
        <text:list-item>
          <text:p text:style-name="P29"><text:span text:style-name="Source_20_Text">i18n_language_bundle_version</text:span> (Versionshistorie)</text:p>
        </text:list-item>
        <text:list-item>
          <text:p text:style-name="P29"><text:span text:style-name="Source_20_Text">i18n_audit_log</text:span> (Audit-Einträge)</text:p>
        </text:list-item>
      </text:list>
      <text:h text:style-name="Heading_20_2" text:outline-level="2">9.3 Constraints / Indizes</text:h>
      <text:list xml:id="list6926516641268538723" text:style-name="L28">
        <text:list-item>
          <text:p text:style-name="P30">Projekt-Key eindeutig.</text:p>
        </text:list-item>
        <text:list-item>
          <text:p text:style-name="P30">Pro Projekt/LanguageCode max. eine aktive (nicht gelöschte) Sprache.</text:p>
        </text:list-item>
        <text:list-item>
          <text:p text:style-name="P30">Current Bundle eindeutig pro Sprache.</text:p>
        </text:list-item>
        <text:list-item>
          <text:p text:style-name="P30">Versionshistorie eindeutig pro (language, bundle_version).</text:p>
        </text:list-item>
        <text:list-item>
          <text:p text:style-name="P30">Audit: Indizes auf <text:span text:style-name="Source_20_Text">(project_key, occurred_at)</text:span> sowie <text:span text:style-name="Source_20_Text">(project_key, entity_type, entity_key, occurred_at)</text:span>.</text:p>
        </text:list-item>
      </text:list>
      <text:h text:style-name="Heading_20_1" text:outline-level="1"><text:soft-page-break/>10. Fehlerbehandlung, Logging und Header-Konventionen</text:h>
      <text:h text:style-name="Heading_20_2" text:outline-level="2">10.1 Fehlerformat</text:h>
      <text:p text:style-name="Text_20_body">Fehlerantworten werden als <text:span text:style-name="Source_20_Text">application/problem+json</text:span> geliefert (ProblemDetail) mit stabilen HTTP-Statuscodes.</text:p>
      <text:p text:style-name="Text_20_body">Typische Statuscodes:</text:p>
      <text:list xml:id="list1713606640041074064" text:style-name="L29">
        <text:list-item>
          <text:p text:style-name="P31">400 (Validierung, ungültige Parameter)</text:p>
        </text:list-item>
        <text:list-item>
          <text:p text:style-name="P31">401 (JWT fehlt/ungültig/abgelaufen, falsches <text:span text:style-name="Source_20_Text">aud</text:span>/<text:span text:style-name="Source_20_Text">iss</text:span>)</text:p>
        </text:list-item>
        <text:list-item>
          <text:p text:style-name="P31">403 (Scope fehlt, Tenant-Mismatch)</text:p>
        </text:list-item>
        <text:list-item>
          <text:p text:style-name="P31">404 (Projekt/Sprache/Bundle nicht vorhanden)</text:p>
        </text:list-item>
        <text:list-item>
          <text:p text:style-name="P31">409 (Version-Konflikt, Duplicate, Concurrent Update/Upload)</text:p>
        </text:list-item>
      </text:list>
      <text:h text:style-name="Heading_20_2" text:outline-level="2">10.2 Request/Correlation Id</text:h>
      <text:p text:style-name="Text_20_body">Header-Reihenfolge zur Bestimmung der Request-ID:</text:p>
      <text:list xml:id="list5711007919205164971" text:style-name="L30">
        <text:list-item>
          <text:p text:style-name="P32"><text:span text:style-name="Source_20_Text">X-Request-Id</text:span></text:p>
        </text:list-item>
        <text:list-item>
          <text:p text:style-name="P32"><text:span text:style-name="Source_20_Text">X-Correlation-Id</text:span></text:p>
        </text:list-item>
        <text:list-item>
          <text:p text:style-name="P32"><text:span text:style-name="Source_20_Text">traceparent</text:span></text:p>
        </text:list-item>
        <text:list-item>
          <text:p text:style-name="P32">sonst generierte UUID</text:p>
        </text:list-item>
      </text:list>
      <text:p text:style-name="Text_20_body">Die verwendete ID wird im Response-Header zurückgegeben.</text:p>
      <text:h text:style-name="Heading_20_2" text:outline-level="2">10.3 Logging</text:h>
      <text:list xml:id="list5047643817837756188" text:style-name="L31">
        <text:list-item>
          <text:p text:style-name="P33">Logs enthalten keine Bundle-Inhalte im Klartext.</text:p>
        </text:list-item>
        <text:list-item>
          <text:p text:style-name="P33">Logs enthalten keine Tokens/Secrets.</text:p>
        </text:list-item>
        <text:list-item>
          <text:p text:style-name="P33"><text:span text:style-name="Source_20_Text">actor</text:span> wird aus JWT <text:span text:style-name="Source_20_Text">sub</text:span> abgeleitet und für Audit/Logging genutzt.</text:p>
        </text:list-item>
      </text:list>
      <text:p text:style-name="Text_20_body"/>
      <text:h text:style-name="Heading_20_1" text:outline-level="1">11. Betrieb / Deployment / Konfiguration</text:h>
      <text:h text:style-name="Heading_20_2" text:outline-level="2">11.1 Port &amp; Base Path</text:h>
      <text:list xml:id="list2452055724996760392" text:style-name="L32">
        <text:list-item>
          <text:p text:style-name="P34"><text:span text:style-name="Source_20_Text">server.port</text:span> = 8101</text:p>
        </text:list-item>
        <text:list-item>
          <text:p text:style-name="P34">Base Path für API: <text:span text:style-name="Source_20_Text">/api/v1</text:span></text:p>
        </text:list-item>
      </text:list>
      <text:h text:style-name="Heading_20_2" text:outline-level="2">11.2 JWT Resource Server Konfiguration</text:h>
      <text:list xml:id="list1800714955834162035" text:style-name="L33">
        <text:list-item>
          <text:p text:style-name="P35">Konfiguration über JWKS URI oder Issuer URI (mindestens eine Quelle gesetzt).</text:p>
        </text:list-item>
        <text:list-item>
          <text:p text:style-name="P35">Strict Audience: <text:span text:style-name="Source_20_Text">i18n-service</text:span></text:p>
        </text:list-item>
        <text:list-item>
          <text:p text:style-name="P35">Clock-Skew Sekunden konfigurierbar.</text:p>
        </text:list-item>
      </text:list>
      <text:h text:style-name="Heading_20_2" text:outline-level="2"><text:soft-page-break/>11.3 Umgebungsvariablen (Tabelle)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Table_20_Heading">Variable</text:p>
            </table:table-cell>
            <table:table-cell table:style-name="Tabelle1.A1" office:value-type="string">
              <text:p text:style-name="Table_20_Heading">Default</text:p>
            </table:table-cell>
            <table:table-cell table:style-name="Tabelle1.A1" office:value-type="string">
              <text:p text:style-name="Table_20_Heading">Beispiel</text:p>
            </table:table-cell>
            <table:table-cell table:style-name="Tabelle1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elle1.A1" office:value-type="string">
            <text:p text:style-name="Table_20_Contents">I18NPORT</text:p>
          </table:table-cell>
          <table:table-cell table:style-name="Tabelle1.A1" office:value-type="string">
            <text:p text:style-name="Table_20_Contents">8101</text:p>
          </table:table-cell>
          <table:table-cell table:style-name="Tabelle1.A1" office:value-type="string">
            <text:p text:style-name="Table_20_Contents">8101</text:p>
          </table:table-cell>
          <table:table-cell table:style-name="Tabelle1.A1" office:value-type="string">
            <text:p text:style-name="Table_20_Contents">HTTP Port des Services (<text:span text:style-name="Source_20_Text">server.port</text:span>)</text:p>
          </table:table-cell>
        </table:table-row>
        <table:table-row>
          <table:table-cell table:style-name="Tabelle1.A1" office:value-type="string">
            <text:p text:style-name="Table_20_Contents">APP_TZ</text:p>
          </table:table-cell>
          <table:table-cell table:style-name="Tabelle1.A1" office:value-type="string">
            <text:p text:style-name="Table_20_Contents">UTC</text:p>
          </table:table-cell>
          <table:table-cell table:style-name="Tabelle1.A1" office:value-type="string">
            <text:p text:style-name="Table_20_Contents">Europe/Berlin</text:p>
          </table:table-cell>
          <table:table-cell table:style-name="Tabelle1.A1" office:value-type="string">
            <text:p text:style-name="Table_20_Contents">Zeitzone des Containers/Prozesses</text:p>
          </table:table-cell>
        </table:table-row>
        <table:table-row>
          <table:table-cell table:style-name="Tabelle1.A1" office:value-type="string">
            <text:p text:style-name="Table_20_Contents">I18N_DB_HOST</text:p>
          </table:table-cell>
          <table:table-cell table:style-name="Tabelle1.A1" office:value-type="string">
            <text:p text:style-name="Table_20_Contents">localhost</text:p>
          </table:table-cell>
          <table:table-cell table:style-name="Tabelle1.A1" office:value-type="string">
            <text:p text:style-name="Table_20_Contents">mariadb</text:p>
          </table:table-cell>
          <table:table-cell table:style-name="Tabelle1.A1" office:value-type="string">
            <text:p text:style-name="Table_20_Contents">DB Host</text:p>
          </table:table-cell>
        </table:table-row>
        <table:table-row>
          <table:table-cell table:style-name="Tabelle1.A1" office:value-type="string">
            <text:p text:style-name="Table_20_Contents">I18N_DB_PORT</text:p>
          </table:table-cell>
          <table:table-cell table:style-name="Tabelle1.A1" office:value-type="string">
            <text:p text:style-name="Table_20_Contents">3306</text:p>
          </table:table-cell>
          <table:table-cell table:style-name="Tabelle1.A1" office:value-type="string">
            <text:p text:style-name="Table_20_Contents">3306</text:p>
          </table:table-cell>
          <table:table-cell table:style-name="Tabelle1.A1" office:value-type="string">
            <text:p text:style-name="Table_20_Contents">DB Port</text:p>
          </table:table-cell>
        </table:table-row>
        <table:table-row>
          <table:table-cell table:style-name="Tabelle1.A1" office:value-type="string">
            <text:p text:style-name="Table_20_Contents">I18N_DB_NAME</text:p>
          </table:table-cell>
          <table:table-cell table:style-name="Tabelle1.A1" office:value-type="string">
            <text:p text:style-name="Table_20_Contents">i18n</text:p>
          </table:table-cell>
          <table:table-cell table:style-name="Tabelle1.A1" office:value-type="string">
            <text:p text:style-name="Table_20_Contents">i18n</text:p>
          </table:table-cell>
          <table:table-cell table:style-name="Tabelle1.A1" office:value-type="string">
            <text:p text:style-name="Table_20_Contents">DB Name</text:p>
          </table:table-cell>
        </table:table-row>
        <table:table-row>
          <table:table-cell table:style-name="Tabelle1.A1" office:value-type="string">
            <text:p text:style-name="Table_20_Contents">I18N_DB_USER</text:p>
          </table:table-cell>
          <table:table-cell table:style-name="Tabelle1.A1" office:value-type="string">
            <text:p text:style-name="Table_20_Contents">i18n</text:p>
          </table:table-cell>
          <table:table-cell table:style-name="Tabelle1.A1" office:value-type="string">
            <text:p text:style-name="Table_20_Contents">i18n</text:p>
          </table:table-cell>
          <table:table-cell table:style-name="Tabelle1.A1" office:value-type="string">
            <text:p text:style-name="Table_20_Contents">DB User</text:p>
          </table:table-cell>
        </table:table-row>
        <table:table-row>
          <table:table-cell table:style-name="Tabelle1.A1" office:value-type="string">
            <text:p text:style-name="Table_20_Contents">I18N_DB_PASSWORD</text:p>
          </table:table-cell>
          <table:table-cell table:style-name="Tabelle1.A1" office:value-type="string">
            <text:p text:style-name="Table_20_Contents">(leer)</text:p>
          </table:table-cell>
          <table:table-cell table:style-name="Tabelle1.A1" office:value-type="string">
            <text:p text:style-name="Table_20_Contents">secret</text:p>
          </table:table-cell>
          <table:table-cell table:style-name="Tabelle1.A1" office:value-type="string">
            <text:p text:style-name="Table_20_Contents">DB Passwort</text:p>
          </table:table-cell>
        </table:table-row>
        <table:table-row>
          <table:table-cell table:style-name="Tabelle1.A1" office:value-type="string">
            <text:p text:style-name="Table_20_Contents">APP_BUNDLE_STORAGE_BASE_PATH</text:p>
          </table:table-cell>
          <table:table-cell table:style-name="Tabelle1.A1" office:value-type="string">
            <text:p text:style-name="Table_20_Contents">./data/i18n</text:p>
          </table:table-cell>
          <table:table-cell table:style-name="Tabelle1.A1" office:value-type="string">
            <text:p text:style-name="Table_20_Contents">/data/i18n</text:p>
          </table:table-cell>
          <table:table-cell table:style-name="Tabelle1.A1" office:value-type="string">
            <text:p text:style-name="Table_20_Contents">Filesystem-Pfad für Bundle Storage</text:p>
          </table:table-cell>
        </table:table-row>
        <table:table-row>
          <table:table-cell table:style-name="Tabelle1.A1" office:value-type="string">
            <text:p text:style-name="Table_20_Contents">APP_BUNDLE_CACHE_MAXIMUM_SIZE</text:p>
          </table:table-cell>
          <table:table-cell table:style-name="Tabelle1.A1" office:value-type="string">
            <text:p text:style-name="Table_20_Contents">2000</text:p>
          </table:table-cell>
          <table:table-cell table:style-name="Tabelle1.A1" office:value-type="string">
            <text:p text:style-name="Table_20_Contents">5000</text:p>
          </table:table-cell>
          <table:table-cell table:style-name="Tabelle1.A1" office:value-type="string">
            <text:p text:style-name="Table_20_Contents">Max Cache Entries (Runtime)</text:p>
          </table:table-cell>
        </table:table-row>
        <table:table-row>
          <table:table-cell table:style-name="Tabelle1.A1" office:value-type="string">
            <text:p text:style-name="Table_20_Contents">APP_BUNDLE_CACHE_TTL_SECONDS</text:p>
          </table:table-cell>
          <table:table-cell table:style-name="Tabelle1.A1" office:value-type="string">
            <text:p text:style-name="Table_20_Contents">300</text:p>
          </table:table-cell>
          <table:table-cell table:style-name="Tabelle1.A1" office:value-type="string">
            <text:p text:style-name="Table_20_Contents">60</text:p>
          </table:table-cell>
          <table:table-cell table:style-name="Tabelle1.A1" office:value-type="string">
            <text:p text:style-name="Table_20_Contents">Cache TTL in Sekunden</text:p>
          </table:table-cell>
        </table:table-row>
        <table:table-row>
          <table:table-cell table:style-name="Tabelle1.A1" office:value-type="string">
            <text:p text:style-name="Table_20_Contents">SECURITY_JWT_JWKS_URI</text:p>
          </table:table-cell>
          <table:table-cell table:style-name="Tabelle1.A1" office:value-type="string">
            <text:p text:style-name="Table_20_Contents">(leer)</text:p>
          </table:table-cell>
          <table:table-cell table:style-name="Tabelle1.A1" office:value-type="string">
            <text:p text:style-name="Table_20_Contents">https://auth.example/.well-known/jwks.json</text:p>
          </table:table-cell>
          <table:table-cell table:style-name="Tabelle1.A1" office:value-type="string">
            <text:p text:style-name="Table_20_Contents">JWKS URL (Signaturprüfung)</text:p>
          </table:table-cell>
        </table:table-row>
        <table:table-row>
          <table:table-cell table:style-name="Tabelle1.A1" office:value-type="string">
            <text:p text:style-name="Table_20_Contents">SECURITY_JWT_ISSUER_URI</text:p>
          </table:table-cell>
          <table:table-cell table:style-name="Tabelle1.A1" office:value-type="string">
            <text:p text:style-name="Table_20_Contents">(leer)</text:p>
          </table:table-cell>
          <table:table-cell table:style-name="Tabelle1.A1" office:value-type="string">
            <text:p text:style-name="Table_20_Contents">https://auth.example</text:p>
          </table:table-cell>
          <table:table-cell table:style-name="Tabelle1.A1" office:value-type="string">
            <text:p text:style-name="Table_20_Contents">Issuer URL</text:p>
          </table:table-cell>
        </table:table-row>
        <table:table-row>
          <table:table-cell table:style-name="Tabelle1.A1" office:value-type="string">
            <text:p text:style-name="Table_20_Contents">SECURITY_JWT_ISSUER</text:p>
          </table:table-cell>
          <table:table-cell table:style-name="Tabelle1.A1" office:value-type="string">
            <text:p text:style-name="Table_20_Contents">(leer)</text:p>
          </table:table-cell>
          <table:table-cell table:style-name="Tabelle1.A1" office:value-type="string">
            <text:p text:style-name="Table_20_Contents">https://auth.example</text:p>
          </table:table-cell>
          <table:table-cell table:style-name="Tabelle1.A1" office:value-type="string">
            <text:p text:style-name="Table_20_Contents">Fixer Issuer-String</text:p>
          </table:table-cell>
        </table:table-row>
        <table:table-row>
          <table:table-cell table:style-name="Tabelle1.A1" office:value-type="string">
            <text:p text:style-name="Table_20_Contents">SECURITY_JWT_AUDIENCE</text:p>
          </table:table-cell>
          <table:table-cell table:style-name="Tabelle1.A1" office:value-type="string">
            <text:p text:style-name="Table_20_Contents">i18n-service</text:p>
          </table:table-cell>
          <table:table-cell table:style-name="Tabelle1.A1" office:value-type="string">
            <text:p text:style-name="Table_20_Contents">i18n-service</text:p>
          </table:table-cell>
          <table:table-cell table:style-name="Tabelle1.A1" office:value-type="string">
            <text:p text:style-name="Table_20_Contents">Erwartete Audience (<text:span text:style-name="Source_20_Text">aud</text:span> Check)</text:p>
          </table:table-cell>
        </table:table-row>
        <table:table-row>
          <table:table-cell table:style-name="Tabelle1.A1" office:value-type="string">
            <text:p text:style-name="Table_20_Contents">SECURITY_JWT_CLOCK_SKEW_SECONDS</text:p>
          </table:table-cell>
          <table:table-cell table:style-name="Tabelle1.A1" office:value-type="string">
            <text:p text:style-name="Table_20_Contents">30</text:p>
          </table:table-cell>
          <table:table-cell table:style-name="Tabelle1.A1" office:value-type="string">
            <text:p text:style-name="Table_20_Contents">60</text:p>
          </table:table-cell>
          <table:table-cell table:style-name="Tabelle1.A1" office:value-type="string">
            <text:p text:style-name="Table_20_Contents">Toleranz für Zeitvalidierung (<text:span text:style-name="Source_20_Text">exp</text:span>)</text:p>
          </table:table-cell>
        </table:table-row>
        <table:table-row>
          <table:table-cell table:style-name="Tabelle1.A1" office:value-type="string">
            <text:p text:style-name="Table_20_Contents">SPRING_SERVLET_MULTIPART_MAX_FILE_SIZE</text:p>
          </table:table-cell>
          <table:table-cell table:style-name="Tabelle1.A1" office:value-type="string">
            <text:p text:style-name="Table_20_Contents">2MB</text:p>
          </table:table-cell>
          <table:table-cell table:style-name="Tabelle1.A1" office:value-type="string">
            <text:p text:style-name="Table_20_Contents">10MB</text:p>
          </table:table-cell>
          <table:table-cell table:style-name="Tabelle1.A1" office:value-type="string">
            <text:p text:style-name="Table_20_Contents">Max File Size für Bundle Upload</text:p>
          </table:table-cell>
        </table:table-row>
        <table:table-row>
          <table:table-cell table:style-name="Tabelle1.A1" office:value-type="string">
            <text:p text:style-name="Table_20_Contents">SPRING_SERVLET_MULTIPART_MAX_REQUEST_SIZE</text:p>
          </table:table-cell>
          <table:table-cell table:style-name="Tabelle1.A1" office:value-type="string">
            <text:p text:style-name="Table_20_Contents">2MB</text:p>
          </table:table-cell>
          <table:table-cell table:style-name="Tabelle1.A1" office:value-type="string">
            <text:p text:style-name="Table_20_Contents">10MB</text:p>
          </table:table-cell>
          <table:table-cell table:style-name="Tabelle1.A1" office:value-type="string">
            <text:p text:style-name="Table_20_Contents">Max Request Size für Upload</text:p>
          </table:table-cell>
        </table:table-row>
      </table:table>
      <text:h text:style-name="Heading_20_2" text:outline-level="2"/>
      <text:h text:style-name="Heading_20_1" text:outline-level="1">12. Tests und Abnahmekriterien</text:h>
      <text:h text:style-name="Heading_20_2" text:outline-level="2">12.1 Security / JWT</text:h>
      <text:list xml:id="list839508287642640329" text:style-name="L34">
        <text:list-item>
          <text:p text:style-name="P36">Request ohne Bearer Token liefert 401.</text:p>
        </text:list-item>
        <text:list-item>
          <text:p text:style-name="P36">Token ohne <text:span text:style-name="Source_20_Text">tenant_id</text:span> liefert 401.</text:p>
        </text:list-item>
        <text:list-item>
          <text:p text:style-name="P36">Token ohne passende Audience (<text:span text:style-name="Source_20_Text">i18n-service</text:span>) liefert 401.</text:p>
        </text:list-item>
        <text:list-item>
          <text:p text:style-name="P36">Request ohne erforderlichen Scope liefert 403.</text:p>
        </text:list-item>
        <text:list-item>
          <text:p text:style-name="P36"><text:span text:style-name="Source_20_Text">{projectKey}</text:span> ungleich Token <text:span text:style-name="Source_20_Text">tenant_id</text:span> liefert 403.</text:p>
        </text:list-item>
      </text:list>
      <text:h text:style-name="Heading_20_2" text:outline-level="2"><text:soft-page-break/>12.2 Multi-Tenant</text:h>
      <text:list xml:id="list18532761689391666" text:style-name="L35">
        <text:list-item>
          <text:p text:style-name="P37">Ein Projekt/Language/Bundle eines anderen Tenants ist nicht lesbar.</text:p>
        </text:list-item>
        <text:list-item>
          <text:p text:style-name="P37">Alle DB-Queries sind projekt-/tenant-scharf.</text:p>
        </text:list-item>
      </text:list>
      <text:h text:style-name="Heading_20_2" text:outline-level="2">12.3 Funktional</text:h>
      <text:list xml:id="list3998679839210031513" text:style-name="L36">
        <text:list-item>
          <text:p text:style-name="P38">Projekt anlegen/laden/listen funktioniert inkl. projectKey-Validierung.</text:p>
        </text:list-item>
        <text:list-item>
          <text:p text:style-name="P38">Sprachen CRUD + Soft-Delete/Restore/Purge funktionieren inkl. Default/Fallback-Constraints.</text:p>
        </text:list-item>
        <text:list-item>
          <text:p text:style-name="P38">Bundles Upload/Download als JSON funktionieren; <text:span text:style-name="Source_20_Text">ETag</text:span>/<text:span text:style-name="Source_20_Text">If-None-Match</text:span> liefert 304 bei Match.</text:p>
        </text:list-item>
        <text:list-item>
          <text:p text:style-name="P38">Versionierung/Versionsliste/Rollback/Diff funktionieren.</text:p>
        </text:list-item>
        <text:list-item>
          <text:p text:style-name="P38">Runtime-Translations liefern full/keys/prefix; Default-/Fallback-Logik funktioniert; max. 500 Keys werden erzwungen.</text:p>
        </text:list-item>
        <text:list-item>
          <text:p text:style-name="P38">Audit-Log wird geschrieben und filterbar abgerufen.</text:p>
        </text:list-item>
        <text:list-item>
          <text:p text:style-name="P38">Cache reduziert DB-Reads und invalidiert korrekt bei Änderungen.</text:p>
        </text:list-item>
      </text:list>
      <text:h text:style-name="Heading_20_2" text:outline-level="2">12.4 Ops</text:h>
      <text:list xml:id="list812793109700490095" text:style-name="L37">
        <text:list-item>
          <text:p text:style-name="P39"><text:span text:style-name="Source_20_Text">mvn clean test</text:span> erfolgreich.</text:p>
        </text:list-item>
        <text:list-item>
          <text:p text:style-name="P39"><text:span text:style-name="Source_20_Text">docker compose up --build</text:span> startet Service + DB.</text:p>
        </text:list-item>
        <text:list-item>
          <text:p text:style-name="P39">Swagger UI ist erreichbar.</text:p>
        </text:list-item>
        <text:list-item>
          <text:p text:style-name="P39">Health Endpoint liefert 200.</text:p>
        </text:list-item>
      </text:list>
      <text:p text:style-name="Text_20_body"/>
      <text:h text:style-name="Heading_20_1" text:outline-level="1">13. Dokumentation (verbindlicher Umfang)</text:h>
      <text:p text:style-name="Text_20_body">README.md enthält mindestens:</text:p>
      <text:list xml:id="list1474076361604333402" text:style-name="L38">
        <text:list-item>
          <text:p text:style-name="P40">Setup &amp; ENV (inkl. vollständiger ENV-Tabelle aus Kapitel 11.3)</text:p>
        </text:list-item>
        <text:list-item>
          <text:p text:style-name="P40">Start/Stop/Reset (mvn + docker)</text:p>
        </text:list-item>
        <text:list-item>
          <text:p text:style-name="P40">DB Migrations (Flyway)</text:p>
        </text:list-item>
        <text:list-item>
          <text:p text:style-name="P40">Swagger UI / OpenAPI URLs</text:p>
        </text:list-item>
        <text:list-item>
          <text:p text:style-name="P40">Beispiel-curls für Kern-Endpunkte (Project, Language, Bundle Upload/Download, Runtime Translations)</text:p>
        </text:list-item>
        <text:list-item>
          <text:p text:style-name="P40">Security-Hinweise (Scopes, Tenant-Regel)</text:p>
        </text:list-item>
      </text:list>
      <text:p text:style-name="Text_20_body"/>
      <text:h text:style-name="Heading_20_1" text:outline-level="1"/>
      <text:h text:style-name="P2" text:outline-level="1">14. Mini-Glossar</text:h>
      <text:list xml:id="list7804394754816839188" text:style-name="L39">
        <text:list-item>
          <text:p text:style-name="P41"><text:span text:style-name="Strong_20_Emphasis">JWT</text:span>: Signiertes Token, das der Service prüft.</text:p>
        </text:list-item>
        <text:list-item>
          <text:p text:style-name="P41"><text:span text:style-name="Strong_20_Emphasis">JWKS</text:span>: Public Keys, mit denen die JWT-Signatur geprüft wird.</text:p>
        </text:list-item>
        <text:list-item>
          <text:p text:style-name="P41"><text:span text:style-name="Strong_20_Emphasis">Scope</text:span>: Recht im Token (z. B. <text:span text:style-name="Source_20_Text">i18n:read</text:span>), steuert Endpunktzugriff.</text:p>
        </text:list-item>
        <text:list-item>
          <text:p text:style-name="P41"><text:span text:style-name="Strong_20_Emphasis">Tenant-Isolation</text:span>: Trennung der Daten pro Mandant (<text:span text:style-name="Source_20_Text">tenant_id</text:span>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fo:font-weight="bold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Arial2" fo:font-size="14pt" fo:font-weight="bold" style:font-name-asian="SimSun" style:font-size-asian="18pt" style:font-weight-asian="bold" style:font-name-complex="Arial3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Arial2" fo:font-size="12pt" fo:font-weight="bold" style:font-name-asian="SimSun" style:font-size-asian="14pt" style:font-weight-asian="bold" style:font-name-complex="Arial3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3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Meyer</meta:initial-creator>
    <meta:creation-date>2026-03-02T10:38:42.45</meta:creation-date>
    <dc:date>2026-03-02T14:47:53.75</dc:date>
    <dc:creator>Thomas Meyer</dc:creator>
    <meta:editing-duration>PT3H39M52S</meta:editing-duration>
    <meta:editing-cycles>2</meta:editing-cycles>
    <meta:generator>OpenOffice/4.1.15$Win32 OpenOffice.org_project/4115m2$Build-9813</meta:generator>
    <meta:document-statistic meta:table-count="2" meta:image-count="0" meta:object-count="0" meta:page-count="17" meta:paragraph-count="456" meta:word-count="2226" meta:character-count="18157"/>
  </office:meta>
</office:document-meta>
</file>